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How Do Floats And Absolute Positioning Work?</text:h>
      <text:p text:style-name="Standard">Updated: 12/01/2007 (After v0.97.4)</text:p>
      <text:p text:style-name="Standard"/>
      <text:p text:style-name="Standard">This document explains how blocks that are absolutely positioned and those with a float property are layed out.</text:p>
      <text:h text:style-name="Heading_20_3" text:outline-level="3">Floats</text:h>
      <text:p text:style-name="Standard">An <text:span text:style-name="Code">RBlockViewport</text:span> has a object of type <text:span text:style-name="Code">FloatingBounds </text:span>which defines additional bounds for text in the viewport. It can consist of either left- or right-aligned floating box bounds. </text:p>
      <text:p text:style-name="Standard"/>
      <text:h text:style-name="Heading_20_3" text:outline-level="3">Absolutely Positioned Block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Code" style:family="text" style:parent-style-name="Variable">
      <style:text-properties style:font-name="Arial1" fo:font-style="normal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2-01T10:19:36</meta:creation-date>
    <dc:date>2007-12-08T18:06:46</dc:date>
    <meta:editing-cycles>14</meta:editing-cycles>
    <meta:editing-duration>PT2H35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64" meta:character-count="405"/>
  </office:meta>
</office:document-meta>
</file>